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1c4ec0" officeooo:paragraph-rsid="001c4ec0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14a3b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e 3.1</text:p>
      <text:p text:style-name="Standard"><text:span text:style-name="T1">Variable</text:span> n <text:span text:style-name="T1">en Entier</text:span><text:line-break/><text:span text:style-name="T1">Début</text:span><text:line-break/><text:span text:style-name="T1">Ecrire</text:span> "Entrez un nombre : "<text:line-break/><text:span text:style-name="T1">Lire</text:span> n<text:line-break/><text:span text:style-name="T1">Si</text:span> n &gt; 0 <text:span text:style-name="T1">Alors</text:span><text:line-break/><text:span text:style-name="T1">Ecrire</text:span> "Ce nombre est positif”<text:line-break/><text:span text:style-name="T1">Sinon</text:span><text:line-break/><text:span text:style-name="T1">Ecrire</text:span> "Ce nombre est négatif"<text:line-break/><text:span text:style-name="T1">Finsi</text:span><text:line-break/><text:span text:style-name="T2">Fin</text:span></text:p>
      <text:p text:style-name="Standard"><text:span text:style-name="T2"/></text:p>
      <text:p text:style-name="P1"/>
      <text:p text:style-name="Standard">Exercice 3.2</text:p>
      <text:p text:style-name="Standard"><text:span text:style-name="T1">Variables</text:span> m, n <text:span text:style-name="T1">en Entier</text:span><text:line-break/><text:span text:style-name="T1">Début</text:span><text:line-break/><text:span text:style-name="T1">Ecrire</text:span> "Entrez deux nombres : "<text:line-break/><text:span text:style-name="T1">Lire</text:span> m, n<text:line-break/><text:span text:style-name="T1">Si</text:span> (m &gt; 0 ET n &gt; 0) OU (m &lt; 0 ET n &lt; 0) <text:span text:style-name="T1">Alors</text:span><text:line-break/><text:span text:style-name="T1">Ecrire</text:span> "Leur produit est positif"<text:line-break/><text:span text:style-name="T1">Sinon</text:span><text:line-break/><text:span text:style-name="T1">Ecrire</text:span> "Leur produit est négatif"<text:line-break/><text:span text:style-name="T1">Finsi</text:span><text:line-break/><text:span text:style-name="T1">Fin</text:span></text:p>
      <text:p text:style-name="Standard"/>
      <text:p text:style-name="Standard">Exercice 3.3</text:p>
      <text:p text:style-name="Standard"><text:span text:style-name="T1">Variables</text:span> a, b, c <text:span text:style-name="T1">en Caractèr</text:span>e<text:line-break/><text:span text:style-name="T1">Début</text:span><text:line-break/><text:span text:style-name="T1">Ecrire</text:span> "Entrez successivement trois noms : "<text:line-break/><text:span text:style-name="T1">Lire</text:span> a, b, c<text:line-break/><text:span text:style-name="T1">Si</text:span> a &lt; b ET b &lt; c <text:span text:style-name="T1">Alors</text:span><text:line-break/><text:span text:style-name="T1">Ecrire</text:span> "Ces noms sont classés alphabétiquement"<text:line-break/><text:span text:style-name="T1">Sinon</text:span><text:line-break/><text:span text:style-name="T1">Ecrire</text:span> "Ces noms ne sont pas classés"<text:line-break/><text:span text:style-name="T1">Finsi</text:span><text:line-break/><text:span text:style-name="T1">Fin</text:span></text:p>
      <text:p text:style-name="Standard"/>
      <text:p text:style-name="Standard">Exercice 3.4</text:p>
      <text:p text:style-name="Standard"><text:span text:style-name="T1">Variable</text:span> n <text:span text:style-name="T1">en Entier</text:span><text:line-break/><text:span text:style-name="T1">Début</text:span><text:line-break/><text:span text:style-name="T1">Ecrire</text:span> "Entrez un nombre : "<text:line-break/><text:span text:style-name="T1">Lire</text:span> n<text:line-break/><text:span text:style-name="T1">Si</text:span> n &lt; 0 <text:span text:style-name="T1">Alors</text:span><text:line-break/><text:span text:style-name="T1">Ecrire</text:span> "Ce nombre est négatif"<text:line-break/><text:span text:style-name="T1">SinonSi</text:span> n = 0 <text:span text:style-name="T1">Alors</text:span><text:line-break/><text:span text:style-name="T1">Ecrire</text:span> "Ce nombre est nul"<text:line-break/><text:span text:style-name="T1">Sinon</text:span><text:line-break/><text:span text:style-name="T1">Ecrire</text:span> "Ce nombre est positif"<text:line-break/><text:span text:style-name="T1">Finsi</text:span><text:line-break/><text:span text:style-name="T1">Fin</text:span></text:p>
      <text:p text:style-name="Standard"/>
      <text:p text:style-name="Standard"/>
      <text:p text:style-name="Standard"><text:soft-page-break/>Exercice 3.5</text:p>
      <text:p text:style-name="Standard"><text:span text:style-name="T1">Variables</text:span> m, n <text:span text:style-name="T1">en Entier</text:span><text:line-break/><text:span text:style-name="T1">Début</text:span><text:line-break/><text:span text:style-name="T1">Ecrire</text:span> "Entrez deux nombres: "<text:line-break/><text:span text:style-name="T1">Lire</text:span> m, n<text:line-break/><text:span text:style-name="T1">Si</text:span> m = 0 OU n = 0 <text:span text:style-name="T1">Alors</text:span><text:line-break/><text:span text:style-name="T1">Ecrire</text:span> "Le produit est nul"<text:line-break/><text:span text:style-name="T1">SinonSi</text:span> (m &lt; 0 ET n &lt; 0) OU (m &gt; 0 ET n &gt; 0) <text:span text:style-name="T1">Alors</text:span><text:line-break/><text:span text:style-name="T1">Ecrire</text:span> "Le produit est positif"<text:line-break/><text:span text:style-name="T1">Sinon</text:span><text:line-break/><text:span text:style-name="T1">Ecrire</text:span> "Le produit est négatif"<text:line-break/><text:span text:style-name="T1">Finsi</text:span><text:line-break/><text:span text:style-name="T1">Fin</text:span></text:p>
      <text:p text:style-name="Standard"/>
      <text:p text:style-name="P2">Exercice 3.6</text:p>
      <text:p text:style-name="Standard"><text:span text:style-name="T1">Variable</text:span> age <text:span text:style-name="T1">en Entier</text:span><text:line-break/><text:span text:style-name="T1">Début</text:span><text:line-break/><text:span text:style-name="T1">Ecrire</text:span> "Entrez l’âge de l’enfant: "<text:line-break/><text:span text:style-name="T1">Lire</text:span> age<text:line-break/><text:span text:style-name="T1">Si</text:span> age &gt;= 12 <text:span text:style-name="T1">Alors</text:span><text:line-break/><text:span text:style-name="T1">Ecrire</text:span> "Catégorie Cadet"<text:line-break/><text:span text:style-name="T1">SinonSi</text:span> age &gt;= 10 Alors<text:line-break/><text:span text:style-name="T1">Ecrire</text:span> "Catégorie Minime"<text:line-break/><text:span text:style-name="T1">SinonSi</text:span> age &gt;= 8 Alors<text:line-break/><text:span text:style-name="T1">Ecrire</text:span> "Catégorie Pupille"<text:line-break/><text:span text:style-name="T1">SinonSi</text:span> age &gt;= 6 Alors<text:line-break/><text:span text:style-name="T1">Ecrire</text:span> "Catégorie Poussin"<text:line-break/><text:span text:style-name="T1">Finsi</text:span><text:line-break/><text:span text:style-name="T1">Fin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12:10.227552127</meta:creation-date>
    <dc:date>2023-03-20T11:19:34.426723248</dc:date>
    <meta:editing-duration>PT7M2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277" meta:character-count="1382" meta:non-whitespace-character-count="1117"/>
  </office:meta>
</office:document-meta>
</file>